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ceptHeaderLocaleResolver.setSupportedLocales( List &lt; Locale &gt; loca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ceptHeaderLocaleResolver.getSupportedLoca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ptHeaderLocaleResolver.findSupportedLocale( HttpServletRequest request , List &lt; Locale &gt; supportedLocale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cceptHeaderLocaleResolver.setLocale( HttpServletRequest request , @ Nullable HttpServletResponse response , @ Nullable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ceptHeaderLocaleResolver.resolveLocale( HttpServletRequest reques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